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olumn15" style:family="table-column">
      <style:table-column-properties style:column-width="0.8215in"/>
    </style:style>
    <style:style style:name="TableColumn16" style:family="table-column">
      <style:table-column-properties style:column-width="0.4951in"/>
    </style:style>
    <style:style style:name="TableColumn17" style:family="table-column">
      <style:table-column-properties style:column-width="1.9145in"/>
    </style:style>
    <style:style style:name="Table14" style:family="table">
      <style:table-properties style:width="3.2312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" style:parent-style-name="DefaultParagraphFont" style:family="text">
      <style:text-properties style:font-name="Segoe UI Emoji" style:font-name-complex="Segoe UI Emoji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ableColumn32" style:family="table-column">
      <style:table-column-properties style:column-width="0.8215in"/>
    </style:style>
    <style:style style:name="TableColumn33" style:family="table-column">
      <style:table-column-properties style:column-width="0.4951in"/>
    </style:style>
    <style:style style:name="TableColumn34" style:family="table-column">
      <style:table-column-properties style:column-width="1.15in"/>
    </style:style>
    <style:style style:name="Table31" style:family="table">
      <style:table-properties style:width="2.4666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" style:parent-style-name="DefaultParagraphFont" style:family="text">
      <style:text-properties style:font-name="Segoe UI Symbol" style:font-name-complex="Segoe UI Symbol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2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2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complex="Segoe UI Emoji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3" style:family="paragraph"/>
    <style:style style:name="T68" style:parent-style-name="DefaultParagraphFont" style:family="text">
      <style:text-properties style:font-name="Segoe UI Emoji" style:font-name-complex="Segoe UI Emoji"/>
    </style:style>
    <style:style style:name="P69" style:parent-style-name="Normal" style:list-style-name="LFO3" style:family="paragraph"/>
    <style:style style:name="T70" style:parent-style-name="DefaultParagraphFont" style:family="text">
      <style:text-properties style:font-name="Segoe UI Emoji" style:font-name-complex="Segoe UI Emoji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4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4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4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Symbol" style:font-name-complex="Segoe UI Symbol"/>
    </style:style>
    <style:style style:name="T80" style:parent-style-name="DefaultParagraphFont" style:family="text">
      <style:text-properties style:font-name="Segoe UI Symbol" style:font-name-complex="Segoe UI Symbol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5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5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list-style-name="LFO6" style:family="paragraph"/>
    <style:style style:name="P94" style:parent-style-name="Normal" style:list-style-name="LFO6" style:family="paragraph"/>
    <style:style style:name="T95" style:parent-style-name="DefaultParagraphFont" style:family="text">
      <style:text-properties style:font-name="Segoe UI Emoji" style:font-name-complex="Segoe UI Emoji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list-style-name="LFO7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7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Symbol" style:font-name-complex="Segoe UI Symbol"/>
    </style:style>
    <style:style style:name="T102" style:parent-style-name="DefaultParagraphFont" style:family="text">
      <style:text-properties style:font-name="Segoe UI Symbol" style:font-name-complex="Segoe UI Symbol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ableColumn110" style:family="table-column">
      <style:table-column-properties style:column-width="1.0465in"/>
    </style:style>
    <style:style style:name="TableColumn111" style:family="table-column">
      <style:table-column-properties style:column-width="1.8805in"/>
    </style:style>
    <style:style style:name="Table109" style:family="table">
      <style:table-properties style:width="2.927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list-style-name="LFO8" style:family="paragraph"/>
    <style:style style:name="P128" style:parent-style-name="Normal" style:list-style-name="LFO8" style:family="paragraph"/>
    <style:style style:name="P129" style:parent-style-name="Normal" style:list-style-name="LFO8" style:family="paragraph"/>
    <style:style style:name="P130" style:parent-style-name="Normal" style:list-style-name="LFO8" style:family="paragraph"/>
    <style:style style:name="P131" style:parent-style-name="Normal" style:family="paragraph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list-style-name="LFO10" style:family="paragraph"/>
    <style:style style:name="P144" style:parent-style-name="Normal" style:list-style-name="LFO10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list-style-name="LFO10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list-style-name="LFO10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T172" style:parent-style-name="DefaultParagraphFont" style:family="text">
      <style:text-properties style:font-name="Cambria Math" style:font-name-complex="Cambria Math"/>
    </style:style>
    <style:style style:name="T173" style:parent-style-name="DefaultParagraphFont" style:family="text">
      <style:text-properties style:font-name="Aptos" style:font-name-complex="Aptos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list-style-name="LFO11" style:family="paragraph"/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Normal" style:list-style-name="LFO11" style:family="paragraph"/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list-style-name="LFO12" style:family="paragraph"/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list-style-name="LFO12" style:family="paragraph"/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list-style-name="LFO12" style:family="paragraph"/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list-style-name="LFO12" style:family="paragraph"/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list-style-name="LFO13" style:family="paragraph"/>
    <style:style style:name="P202" style:parent-style-name="Normal" style:list-style-name="LFO13" style:family="paragraph"/>
    <style:style style:name="P203" style:parent-style-name="Normal" style:list-style-name="LFO13" style:family="paragraph"/>
    <style:style style:name="P204" style:parent-style-name="Normal" style:family="paragraph">
      <style:text-properties fo:font-weight="bold" style:font-weight-asian="bold" style:font-weight-complex="bold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P2">Normalization in DBMS</text:p>
      <text:p text:style-name="Normal">Normalization is the process of organizing data in a database to<text:s/><text:span text:style-name="T3">reduce redundancy</text:span>,<text:s/><text:span text:style-name="T4">eliminate anomalies</text:span>, and<text:s/><text:span text:style-name="T5">improve data integrity</text:span><text:s/>by dividing relations into well-structured tables.</text:p>
      <text:p text:style-name="Normal"><draw:custom-shape svg:x="0in" svg:y="0in" svg:width="45.51042in" svg:height="0.00139in" draw:z-index="0" draw:id="id0" draw:style-name="a0" draw:name="Horizontal Line 104" text:anchor-type="as-char"><svg:title/><svg:desc/><draw:enhanced-geometry draw:type="non-primitive" svg:viewBox="0 0 21600 21600" draw:enhanced-path="M 0 0 L 21600 0 21600 21600 0 21600 Z N"/></draw:custom-shape></text:p>
      <text:p text:style-name="P6">First Normal Form (1NF)</text:p>
      <text:p text:style-name="P7">Definition</text:p>
      <text:p text:style-name="Normal">A relation is in<text:s/><text:span text:style-name="T8">First Normal Form (1NF)</text:span><text:s/>if:</text:p>
      <text:list text:style-name="LFO1" text:continue-numbering="true">
        <text:list-item>
          <text:p text:style-name="P9">All attribute values are<text:s/><text:span text:style-name="T10">atomic (indivisible)</text:span></text:p>
        </text:list-item>
        <text:list-item>
          <text:p text:style-name="P11">There are<text:s/><text:span text:style-name="T12">no repeating groups</text:span><text:s/>or multi-valued attributes</text:p>
        </text:list-item>
      </text:list>
      <text:p text:style-name="Normal"><draw:custom-shape svg:x="0in" svg:y="0in" svg:width="45.51042in" svg:height="0.00139in" draw:z-index="0" draw:id="id1" draw:style-name="a1" draw:name="Horizontal Line 105" text:anchor-type="as-char"><svg:title/><svg:desc/><draw:enhanced-geometry draw:type="non-primitive" svg:viewBox="0 0 21600 21600" draw:enhanced-path="M 0 0 L 21600 0 21600 21600 0 21600 Z N"/></draw:custom-shape></text:p>
      <text:p text:style-name="P13">Violation of 1NF (Example)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header-rows>
          <table:table-row table:style-name="TableRow18">
            <table:table-cell table:style-name="TableCell19">
              <text:p text:style-name="P20">StudentID</text:p>
            </table:table-cell>
            <table:table-cell table:style-name="TableCell21">
              <text:p text:style-name="P22">Name</text:p>
            </table:table-cell>
            <table:table-cell table:style-name="TableCell23">
              <text:p text:style-name="P24">PhoneNumbers</text:p>
            </table:table-cell>
          </table:table-row>
        </table:table-header-rows>
        <table:table-row table:style-name="TableRow25">
          <table:table-cell table:style-name="TableCell26">
            <text:p text:style-name="Normal">101</text:p>
          </table:table-cell>
          <table:table-cell table:style-name="TableCell27">
            <text:p text:style-name="Normal">Rahul</text:p>
          </table:table-cell>
          <table:table-cell table:style-name="TableCell28">
            <text:p text:style-name="Normal">9876543210, 9123456789</text:p>
          </table:table-cell>
        </table:table-row>
      </table:table>
      <text:p text:style-name="Normal"><text:span text:style-name="T29">❌</text:span><text:s/>PhoneNumbers contains multiple values.</text:p>
      <text:p text:style-name="Normal"><draw:custom-shape svg:x="0in" svg:y="0in" svg:width="45.51042in" svg:height="0.00139in" draw:z-index="0" draw:id="id2" draw:style-name="a2" draw:name="Horizontal Line 106" text:anchor-type="as-char"><svg:title/><svg:desc/><draw:enhanced-geometry draw:type="non-primitive" svg:viewBox="0 0 21600 21600" draw:enhanced-path="M 0 0 L 21600 0 21600 21600 0 21600 Z N"/></draw:custom-shape></text:p>
      <text:p text:style-name="P30">Conversion to 1NF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StudentID</text:p>
            </table:table-cell>
            <table:table-cell table:style-name="TableCell38">
              <text:p text:style-name="P39">Name</text:p>
            </table:table-cell>
            <table:table-cell table:style-name="TableCell40">
              <text:p text:style-name="P41">PhoneNumber</text:p>
            </table:table-cell>
          </table:table-row>
        </table:table-header-rows>
        <table:table-row table:style-name="TableRow42">
          <table:table-cell table:style-name="TableCell43">
            <text:p text:style-name="Normal">101</text:p>
          </table:table-cell>
          <table:table-cell table:style-name="TableCell44">
            <text:p text:style-name="Normal">Rahul</text:p>
          </table:table-cell>
          <table:table-cell table:style-name="TableCell45">
            <text:p text:style-name="Normal">9876543210</text:p>
          </table:table-cell>
        </table:table-row>
        <table:table-row table:style-name="TableRow46">
          <table:table-cell table:style-name="TableCell47">
            <text:p text:style-name="Normal">101</text:p>
          </table:table-cell>
          <table:table-cell table:style-name="TableCell48">
            <text:p text:style-name="Normal">Rahul</text:p>
          </table:table-cell>
          <table:table-cell table:style-name="TableCell49">
            <text:p text:style-name="Normal">9123456789</text:p>
          </table:table-cell>
        </table:table-row>
      </table:table>
      <text:p text:style-name="Normal"><text:span text:style-name="T50">✔</text:span><text:s/>Each field now contains a<text:s/><text:span text:style-name="T51">single atomic value</text:span></text:p>
      <text:p text:style-name="Normal"><draw:custom-shape svg:x="0in" svg:y="0in" svg:width="45.51042in" svg:height="0.00139in" draw:z-index="0" draw:id="id3" draw:style-name="a3" draw:name="Horizontal Line 107" text:anchor-type="as-char"><svg:title/><svg:desc/><draw:enhanced-geometry draw:type="non-primitive" svg:viewBox="0 0 21600 21600" draw:enhanced-path="M 0 0 L 21600 0 21600 21600 0 21600 Z N"/></draw:custom-shape></text:p>
      <text:p text:style-name="P52">Key Point</text:p>
      <text:p text:style-name="Normal">1NF removes<text:s/><text:span text:style-name="T53">repeating groups</text:span><text:s/>but does<text:s/><text:span text:style-name="T54">not remove redundancy</text:span>.</text:p>
      <text:p text:style-name="Normal"><draw:custom-shape svg:x="0in" svg:y="0in" svg:width="45.51042in" svg:height="0.00139in" draw:z-index="0" draw:id="id4" draw:style-name="a4" draw:name="Horizontal Line 108" text:anchor-type="as-char"><svg:title/><svg:desc/><draw:enhanced-geometry draw:type="non-primitive" svg:viewBox="0 0 21600 21600" draw:enhanced-path="M 0 0 L 21600 0 21600 21600 0 21600 Z N"/></draw:custom-shape></text:p>
      <text:p text:style-name="P55">Second Normal Form (2NF)</text:p>
      <text:p text:style-name="P56">Definition</text:p>
      <text:p text:style-name="Normal">A relation is in<text:s/><text:span text:style-name="T57">Second Normal Form (2NF)</text:span><text:s/>if:</text:p>
      <text:list text:style-name="LFO2" text:continue-numbering="true">
        <text:list-item>
          <text:p text:style-name="P58">It is in<text:s/><text:span text:style-name="T59">1NF</text:span></text:p>
        </text:list-item>
        <text:list-item>
          <text:p text:style-name="P60">There is<text:s/><text:span text:style-name="T61">no partial dependency</text:span><text:line-break/>(i.e., non-prime attributes depend on the<text:s/><text:span text:style-name="T62">entire primary key</text:span>, not part of it)</text:p>
        </text:list-item>
      </text:list>
      <text:p text:style-name="Normal"><text:span text:style-name="T63">📌</text:span><text:s/>Applies only when the<text:s/><text:span text:style-name="T64">primary key is composite</text:span>.</text:p>
      <text:p text:style-name="Normal"><draw:custom-shape svg:x="0in" svg:y="0in" svg:width="45.51042in" svg:height="0.00139in" draw:z-index="0" draw:id="id5" draw:style-name="a5" draw:name="Horizontal Line 109" text:anchor-type="as-char"><svg:title/><svg:desc/><draw:enhanced-geometry draw:type="non-primitive" svg:viewBox="0 0 21600 21600" draw:enhanced-path="M 0 0 L 21600 0 21600 21600 0 21600 Z N"/></draw:custom-shape></text:p>
      <text:p text:style-name="P65">Violation of 2NF (Example)</text:p>
      <text:p text:style-name="Normal">Relation:</text:p>
      <text:p text:style-name="Normal">ENROLL(StudentID, CourseID, StudentName, CourseName, Instructor)</text:p>
      <text:p text:style-name="Normal">Primary Key:<text:s/><text:span text:style-name="T66">(StudentID, CourseID)</text:span></text:p>
      <text:p text:style-name="Normal">Functional Dependencies:</text:p>
      <text:list text:style-name="LFO3" text:continue-numbering="true">
        <text:list-item>
          <text:p text:style-name="P67">StudentID → StudentName<text:s/><text:span text:style-name="T68">❌</text:span></text:p>
        </text:list-item>
        <text:list-item>
          <text:p text:style-name="P69">CourseID → CourseName, Instructor<text:s/><text:span text:style-name="T70">❌</text:span></text:p>
        </text:list-item>
      </text:list>
      <text:p text:style-name="Normal">Here, non-key attributes depend on<text:s/><text:span text:style-name="T71">part of the composite key</text:span><text:s/>→ Partial dependency exists.</text:p>
      <text:p text:style-name="Normal"><draw:custom-shape svg:x="0in" svg:y="0in" svg:width="45.51042in" svg:height="0.00139in" draw:z-index="0" draw:id="id6" draw:style-name="a6" draw:name="Horizontal Line 110" text:anchor-type="as-char"><svg:title/><svg:desc/><draw:enhanced-geometry draw:type="non-primitive" svg:viewBox="0 0 21600 21600" draw:enhanced-path="M 0 0 L 21600 0 21600 21600 0 21600 Z N"/></draw:custom-shape></text:p>
      <text:p text:style-name="P72">Conversion to 2NF (Decomposition)</text:p>
      <text:list text:style-name="LFO4" text:continue-numbering="true">
        <text:list-item>
          <text:p text:style-name="P73"><text:span text:style-name="T74">STUDENT(StudentID, StudentName)</text:span></text:p>
        </text:list-item>
        <text:list-item>
          <text:p text:style-name="P75"><text:span text:style-name="T76">COURSE(CourseID, CourseName, Instructor)</text:span></text:p>
        </text:list-item>
        <text:list-item>
          <text:p text:style-name="P77"><text:span text:style-name="T78">ENROLL(StudentID, CourseID)</text:span></text:p>
        </text:list-item>
      </text:list>
      <text:p text:style-name="Normal"><text:span text:style-name="T79">✔</text:span><text:s/>Partial dependencies removed<text:line-break/><text:span text:style-name="T80">✔</text:span><text:s/>Relation is now in<text:s/><text:span text:style-name="T81">2NF</text:span></text:p>
      <text:p text:style-name="Normal"><draw:custom-shape svg:x="0in" svg:y="0in" svg:width="45.51042in" svg:height="0.00139in" draw:z-index="0" draw:id="id7" draw:style-name="a7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P82">Key Point</text:p>
      <text:p text:style-name="Normal">2NF removes<text:s/><text:span text:style-name="T83">partial dependency</text:span><text:s/>but may still have<text:s/><text:span text:style-name="T84">transitive dependency</text:span>.</text:p>
      <text:p text:style-name="Normal"><draw:custom-shape svg:x="0in" svg:y="0in" svg:width="45.51042in" svg:height="0.00139in" draw:z-index="0" draw:id="id8" draw:style-name="a8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P85">Third Normal Form (3NF)</text:p>
      <text:p text:style-name="P86">Definition</text:p>
      <text:p text:style-name="Normal">A relation is in<text:s/><text:span text:style-name="T87">Third Normal Form (3NF)</text:span><text:s/>if:</text:p>
      <text:list text:style-name="LFO5" text:continue-numbering="true">
        <text:list-item>
          <text:p text:style-name="P88">It is in<text:s/><text:span text:style-name="T89">2NF</text:span></text:p>
        </text:list-item>
        <text:list-item>
          <text:p text:style-name="P90">There is<text:s/><text:span text:style-name="T91">no transitive dependency</text:span><text:line-break/>(i.e., non-key attributes do not depend on other non-key attributes)</text:p>
        </text:list-item>
      </text:list>
      <text:p text:style-name="Normal"><draw:custom-shape svg:x="0in" svg:y="0in" svg:width="45.51042in" svg:height="0.00139in" draw:z-index="0" draw:id="id9" draw:style-name="a9" draw:name="Horizontal Line 113" text:anchor-type="as-char"><svg:title/><svg:desc/><draw:enhanced-geometry draw:type="non-primitive" svg:viewBox="0 0 21600 21600" draw:enhanced-path="M 0 0 L 21600 0 21600 21600 0 21600 Z N"/></draw:custom-shape></text:p>
      <text:p text:style-name="P92">Violation of 3NF (Example)</text:p>
      <text:p text:style-name="Normal">Relation:</text:p>
      <text:p text:style-name="Normal">EMPLOYEE(EmpID, EmpName, Dept, DeptHead)</text:p>
      <text:p text:style-name="Normal">Functional Dependencies:</text:p>
      <text:list text:style-name="LFO6" text:continue-numbering="true">
        <text:list-item>
          <text:p text:style-name="P93">EmpID → EmpName, Dept</text:p>
        </text:list-item>
        <text:list-item>
          <text:p text:style-name="P94">Dept → DeptHead<text:s/><text:span text:style-name="T95">❌</text:span></text:p>
        </text:list-item>
      </text:list>
      <text:p text:style-name="Normal">Here:</text:p>
      <text:p text:style-name="Normal">EmpID → Dept → DeptHead</text:p>
      <text:p text:style-name="Normal">Transitive dependency exists.</text:p>
      <text:p text:style-name="Normal"><draw:custom-shape svg:x="0in" svg:y="0in" svg:width="45.51042in" svg:height="0.00139in" draw:z-index="0" draw:id="id10" draw:style-name="a10" draw:name="Horizontal Line 114" text:anchor-type="as-char"><svg:title/><svg:desc/><draw:enhanced-geometry draw:type="non-primitive" svg:viewBox="0 0 21600 21600" draw:enhanced-path="M 0 0 L 21600 0 21600 21600 0 21600 Z N"/></draw:custom-shape></text:p>
      <text:p text:style-name="P96">Conversion to 3NF (Decomposition)</text:p>
      <text:list text:style-name="LFO7" text:continue-numbering="true">
        <text:list-item>
          <text:p text:style-name="P97"><text:span text:style-name="T98">EMPLOYEE(EmpID, EmpName, Dept)</text:span></text:p>
        </text:list-item>
        <text:list-item>
          <text:p text:style-name="P99"><text:span text:style-name="T100">DEPARTMENT(Dept, DeptHead)</text:span></text:p>
        </text:list-item>
      </text:list>
      <text:p text:style-name="Normal"><text:span text:style-name="T101">✔</text:span><text:s/>Transitive dependency removed<text:line-break/><text:span text:style-name="T102">✔</text:span><text:s/>Relation is now in<text:s/><text:span text:style-name="T103">3NF</text:span></text:p>
      <text:p text:style-name="Normal"><draw:custom-shape svg:x="0in" svg:y="0in" svg:width="45.51042in" svg:height="0.00139in" draw:z-index="0" draw:id="id11" draw:style-name="a11" draw:name="Horizontal Line 115" text:anchor-type="as-char"><svg:title/><svg:desc/><draw:enhanced-geometry draw:type="non-primitive" svg:viewBox="0 0 21600 21600" draw:enhanced-path="M 0 0 L 21600 0 21600 21600 0 21600 Z N"/></draw:custom-shape></text:p>
      <text:p text:style-name="P104">Key Point</text:p>
      <text:p text:style-name="Normal">3NF removes<text:s/><text:span text:style-name="T105">transitive dependency</text:span><text:s/>and produces a<text:s/><text:span text:style-name="T106">well-structured database</text:span>.</text:p>
      <text:p text:style-name="Normal"><draw:custom-shape svg:x="0in" svg:y="0in" svg:width="45.51042in" svg:height="0.00139in" draw:z-index="0" draw:id="id12" draw:style-name="a12" draw:name="Horizontal Line 1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✨</text:span><text:span text:style-name="T108"><text:s/>Comparison Table (Very Important for Exams)</text:span></text:p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Normal Form</text:p>
            </table:table-cell>
            <table:table-cell table:style-name="TableCell115">
              <text:p text:style-name="P116">Condition</text:p>
            </table:table-cell>
          </table:table-row>
        </table:table-header-rows>
        <table:table-row table:style-name="TableRow117">
          <table:table-cell table:style-name="TableCell118">
            <text:p text:style-name="Normal">1NF</text:p>
          </table:table-cell>
          <table:table-cell table:style-name="TableCell119">
            <text:p text:style-name="Normal">Atomic values only</text:p>
          </table:table-cell>
        </table:table-row>
        <table:table-row table:style-name="TableRow120">
          <table:table-cell table:style-name="TableCell121">
            <text:p text:style-name="Normal">2NF</text:p>
          </table:table-cell>
          <table:table-cell table:style-name="TableCell122">
            <text:p text:style-name="Normal">No partial dependency</text:p>
          </table:table-cell>
        </table:table-row>
        <table:table-row table:style-name="TableRow123">
          <table:table-cell table:style-name="TableCell124">
            <text:p text:style-name="Normal">3NF</text:p>
          </table:table-cell>
          <table:table-cell table:style-name="TableCell125">
            <text:p text:style-name="Normal">No transitive dependency</text:p>
          </table:table-cell>
        </table:table-row>
      </table:table>
      <text:p text:style-name="Normal"><draw:custom-shape svg:x="0in" svg:y="0in" svg:width="45.51042in" svg:height="0.00139in" draw:z-index="0" draw:id="id13" draw:style-name="a13" draw:name="Horizontal Line 117" text:anchor-type="as-char"><svg:title/><svg:desc/><draw:enhanced-geometry draw:type="non-primitive" svg:viewBox="0 0 21600 21600" draw:enhanced-path="M 0 0 L 21600 0 21600 21600 0 21600 Z N"/></draw:custom-shape></text:p>
      <text:p text:style-name="P126">Advantages of Normalization</text:p>
      <text:list text:style-name="LFO8" text:continue-numbering="true">
        <text:list-item>
          <text:p text:style-name="P127">Reduces data redundancy</text:p>
        </text:list-item>
        <text:list-item>
          <text:p text:style-name="P128">Eliminates insertion, deletion, and update anomalies</text:p>
        </text:list-item>
        <text:list-item>
          <text:p text:style-name="P129">Improves data consistency</text:p>
        </text:list-item>
        <text:list-item>
          <text:p text:style-name="P130">Saves storage space</text:p>
        </text:list-item>
      </text:list>
      <text:p text:style-name="Normal"><draw:custom-shape svg:x="0in" svg:y="0in" svg:width="45.51042in" svg:height="0.00139in" draw:z-index="0" draw:id="id14" draw:style-name="a14" draw:name="Horizontal Line 118" text:anchor-type="as-char"><svg:title/><svg:desc/><draw:enhanced-geometry draw:type="non-primitive" svg:viewBox="0 0 21600 21600" draw:enhanced-path="M 0 0 L 21600 0 21600 21600 0 21600 Z N"/></draw:custom-shape></text:p>
      <text:p text:style-name="P131">Conclusion</text:p>
      <text:p text:style-name="Normal">Normalization is a systematic approach to database design.<text:line-break/>By converting relations into<text:s/><text:span text:style-name="T132">1NF, 2NF, and 3NF</text:span>, redundancy is minimized and data integrity is maintained, making the database efficient and reliable.</text:p>
      <text:p text:style-name="Normal"><draw:custom-shape svg:x="0in" svg:y="0in" svg:width="45.51042in" svg:height="0.00139in" draw:z-index="0" draw:id="id15" draw:style-name="a15" draw:name="Horizontal Line 119" text:anchor-type="as-char"><svg:title/><svg:desc/><draw:enhanced-geometry draw:type="non-primitive" svg:viewBox="0 0 21600 21600" draw:enhanced-path="M 0 0 L 21600 0 21600 21600 0 21600 Z N"/></draw:custom-shape></text:p>
      <text:p text:style-name="P133">UTU Exam Tip (Don’t Skip This)</text:p>
      <text:p text:style-name="Normal">End your answer with a<text:s/><text:span text:style-name="T134">one-line conclusion</text:span><text:s/>and<text:s/><text:span text:style-name="T135">draw small tables</text:span>—it boosts presentation mark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6">Armstrong’s Axioms</text:p>
      <text:p text:style-name="P137">Introduction</text:p>
      <text:p text:style-name="Normal">Armstrong’s Axioms are a<text:s/><text:span text:style-name="T138">set of inference rules</text:span><text:s/>used to derive<text:s/><text:span text:style-name="T139">all valid functional dependencies</text:span><text:s/>from a given set of functional dependencies. These axioms form the<text:s/><text:span text:style-name="T140">theoretical foundation</text:span><text:s/>for normalization, closure computation, and database design.</text:p>
      <text:p text:style-name="Normal">They were proposed by<text:s/><text:span text:style-name="T141">William W. Armstrong</text:span>.</text:p>
      <text:p text:style-name="Normal"><draw:custom-shape svg:x="0in" svg:y="0in" svg:width="45.51042in" svg:height="0.00139in" draw:z-index="0" draw:id="id16" draw:style-name="a16" draw:name="Horizontal Line 229" text:anchor-type="as-char"><svg:title/><svg:desc/><draw:enhanced-geometry draw:type="non-primitive" svg:viewBox="0 0 21600 21600" draw:enhanced-path="M 0 0 L 21600 0 21600 21600 0 21600 Z N"/></draw:custom-shape></text:p>
      <text:p text:style-name="P142">Purpose of Armstrong’s Axioms</text:p>
      <text:list text:style-name="LFO10" text:continue-numbering="true">
        <text:list-item>
          <text:p text:style-name="P143">To infer new functional dependencies</text:p>
        </text:list-item>
        <text:list-item>
          <text:p text:style-name="P144">To find<text:s/><text:span text:style-name="T145">attribute closure</text:span></text:p>
        </text:list-item>
        <text:list-item>
          <text:p text:style-name="P146">To check<text:s/><text:span text:style-name="T147">equivalence of FD sets</text:span></text:p>
        </text:list-item>
        <text:list-item>
          <text:p text:style-name="P148">To support<text:s/><text:span text:style-name="T149">database normalization</text:span></text:p>
        </text:list-item>
      </text:list>
      <text:p text:style-name="Normal"><draw:custom-shape svg:x="0in" svg:y="0in" svg:width="45.51042in" svg:height="0.00139in" draw:z-index="0" draw:id="id17" draw:style-name="a17" draw:name="Horizontal Line 230" text:anchor-type="as-char"><svg:title/><svg:desc/><draw:enhanced-geometry draw:type="non-primitive" svg:viewBox="0 0 21600 21600" draw:enhanced-path="M 0 0 L 21600 0 21600 21600 0 21600 Z N"/></draw:custom-shape></text:p>
      <text:p text:style-name="P150">Armstrong’s Three Basic Axioms</text:p>
      <text:p text:style-name="Normal"><draw:custom-shape svg:x="0in" svg:y="0in" svg:width="45.51042in" svg:height="0.00139in" draw:z-index="0" draw:id="id18" draw:style-name="a18" draw:name="Horizontal Line 2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1">1️</text:span><text:span text:style-name="T152">⃣</text:span><text:span text:style-name="T153"><text:s/>Reflexivity Rule</text:span></text:p>
      <text:p text:style-name="P154">Statement</text:p>
      <text:p text:style-name="Normal">If<text:s/><text:span text:style-name="T155">Y<text:s/></text:span><text:span text:style-name="T156">⊆</text:span><text:span text:style-name="T157"><text:s/>X</text:span>, then:</text:p>
      <text:p text:style-name="Normal">X → Y</text:p>
      <text:p text:style-name="P158">Explanation</text:p>
      <text:p text:style-name="Normal">An attribute set always functionally determines itself or any of its subsets.</text:p>
      <text:p text:style-name="P159">Example</text:p>
      <text:p text:style-name="Normal">Let:</text:p>
      <text:p text:style-name="Normal">X = {RollNo, Name}</text:p>
      <text:p text:style-name="Normal">Y = {Name}</text:p>
      <text:p text:style-name="Normal">Then:</text:p>
      <text:p text:style-name="Normal">(RollNo, Name) → Name</text:p>
      <text:p text:style-name="Normal"><draw:custom-shape svg:x="0in" svg:y="0in" svg:width="45.51042in" svg:height="0.00139in" draw:z-index="0" draw:id="id19" draw:style-name="a19" draw:name="Horizontal Line 2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0">2️</text:span><text:span text:style-name="T161">⃣</text:span><text:span text:style-name="T162"><text:s/>Augmentation Rule</text:span></text:p>
      <text:p text:style-name="P163">Statement</text:p>
      <text:p text:style-name="Normal">If:</text:p>
      <text:p text:style-name="Normal">X → Y</text:p>
      <text:p text:style-name="Normal">then:</text:p>
      <text:p text:style-name="Normal">XZ → YZ</text:p>
      <text:p text:style-name="Normal">for any attribute set Z.</text:p>
      <text:p text:style-name="P164">Explanation</text:p>
      <text:p text:style-name="Normal">Adding the same attributes to both sides of a functional dependency does not change its validity.</text:p>
      <text:p text:style-name="P165">Example</text:p>
      <text:p text:style-name="Normal">Given:</text:p>
      <text:p text:style-name="Normal">RollNo → Dept</text:p>
      <text:p text:style-name="Normal">Augment with Course:</text:p>
      <text:p text:style-name="Normal">(RollNo, Course) → (Dept, Course)</text:p>
      <text:p text:style-name="Normal"><draw:custom-shape svg:x="0in" svg:y="0in" svg:width="45.51042in" svg:height="0.00139in" draw:z-index="0" draw:id="id20" draw:style-name="a20" draw:name="Horizontal Line 2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6">3️</text:span><text:span text:style-name="T167">⃣</text:span><text:span text:style-name="T168"><text:s/>Transitivity Rule</text:span></text:p>
      <text:p text:style-name="P169">Statement</text:p>
      <text:p text:style-name="Normal">If:</text:p>
      <text:p text:style-name="Normal">X → Y and Y → Z</text:p>
      <text:p text:style-name="Normal">then:</text:p>
      <text:p text:style-name="Normal">X → Z</text:p>
      <text:p text:style-name="P170">Explanation</text:p>
      <text:p text:style-name="Normal">If X determines Y and Y determines Z, then X indirectly determines Z.</text:p>
      <text:p text:style-name="P171">Example</text:p>
      <text:p text:style-name="Normal">RollNo → Dept</text:p>
      <text:p text:style-name="Normal">Dept → DeptHead</text:p>
      <text:p text:style-name="Normal"><text:span text:style-name="T172">⇒</text:span><text:s/>RollNo<text:s/><text:span text:style-name="T173">→</text:span><text:s/>DeptHead</text:p>
      <text:p text:style-name="Normal"><draw:custom-shape svg:x="0in" svg:y="0in" svg:width="45.51042in" svg:height="0.00139in" draw:z-index="0" draw:id="id21" draw:style-name="a21" draw:name="Horizontal Line 234" text:anchor-type="as-char"><svg:title/><svg:desc/><draw:enhanced-geometry draw:type="non-primitive" svg:viewBox="0 0 21600 21600" draw:enhanced-path="M 0 0 L 21600 0 21600 21600 0 21600 Z N"/></draw:custom-shape></text:p>
      <text:p text:style-name="P174">Derived Rules (Using Armstrong’s Axioms)</text:p>
      <text:p text:style-name="Normal">These rules are<text:s/><text:span text:style-name="T175">not basic axioms</text:span>, but are derived using the three axioms.</text:p>
      <text:p text:style-name="Normal"><draw:custom-shape svg:x="0in" svg:y="0in" svg:width="45.51042in" svg:height="0.00139in" draw:z-index="0" draw:id="id22" draw:style-name="a22" draw:name="Horizontal Line 2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6">1️</text:span><text:span text:style-name="T177">⃣</text:span><text:span text:style-name="T178"><text:s/>Union Rule</text:span></text:p>
      <text:p text:style-name="Normal">If:</text:p>
      <text:p text:style-name="Normal">X → Y and X → Z</text:p>
      <text:p text:style-name="Normal">then:</text:p>
      <text:p text:style-name="Normal">X → YZ</text:p>
      <text:p text:style-name="Normal"><draw:custom-shape svg:x="0in" svg:y="0in" svg:width="45.51042in" svg:height="0.00139in" draw:z-index="0" draw:id="id23" draw:style-name="a23" draw:name="Horizontal Line 23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9">2️</text:span><text:span text:style-name="T180">⃣</text:span><text:span text:style-name="T181"><text:s/>Decomposition Rule</text:span></text:p>
      <text:p text:style-name="Normal">If:</text:p>
      <text:p text:style-name="Normal">X → YZ</text:p>
      <text:p text:style-name="Normal">then:</text:p>
      <text:p text:style-name="Normal">X → Y and X → Z</text:p>
      <text:p text:style-name="Normal"><draw:custom-shape svg:x="0in" svg:y="0in" svg:width="45.51042in" svg:height="0.00139in" draw:z-index="0" draw:id="id24" draw:style-name="a24" draw:name="Horizontal Line 2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2">3️</text:span><text:span text:style-name="T183">⃣</text:span><text:span text:style-name="T184"><text:s/>Pseudotransitivity Rule</text:span></text:p>
      <text:p text:style-name="Normal">If:</text:p>
      <text:p text:style-name="Normal">X → Y and WY → Z</text:p>
      <text:p text:style-name="Normal">then:</text:p>
      <text:p text:style-name="Normal">WX → Z</text:p>
      <text:p text:style-name="Normal"><draw:custom-shape svg:x="0in" svg:y="0in" svg:width="45.51042in" svg:height="0.00139in" draw:z-index="0" draw:id="id25" draw:style-name="a25" draw:name="Horizontal Line 238" text:anchor-type="as-char"><svg:title/><svg:desc/><draw:enhanced-geometry draw:type="non-primitive" svg:viewBox="0 0 21600 21600" draw:enhanced-path="M 0 0 L 21600 0 21600 21600 0 21600 Z N"/></draw:custom-shape></text:p>
      <text:p text:style-name="P185">Soundness and Completeness</text:p>
      <text:list text:style-name="LFO11" text:continue-numbering="true">
        <text:list-item>
          <text:p text:style-name="P186"><text:span text:style-name="T187">Soundness</text:span>: All dependencies derived are<text:s/><text:span text:style-name="T188">correct</text:span></text:p>
        </text:list-item>
        <text:list-item>
          <text:p text:style-name="P189"><text:span text:style-name="T190">Completeness</text:span>: All valid dependencies can be derived using these axioms</text:p>
        </text:list-item>
      </text:list>
      <text:p text:style-name="Normal"><draw:custom-shape svg:x="0in" svg:y="0in" svg:width="45.51042in" svg:height="0.00139in" draw:z-index="0" draw:id="id26" draw:style-name="a26" draw:name="Horizontal Line 239" text:anchor-type="as-char"><svg:title/><svg:desc/><draw:enhanced-geometry draw:type="non-primitive" svg:viewBox="0 0 21600 21600" draw:enhanced-path="M 0 0 L 21600 0 21600 21600 0 21600 Z N"/></draw:custom-shape></text:p>
      <text:p text:style-name="P191">Applications of Armstrong’s Axioms</text:p>
      <text:list text:style-name="LFO12" text:continue-numbering="true">
        <text:list-item>
          <text:p text:style-name="P192">Finding<text:s/><text:span text:style-name="T193">closure of attribute sets</text:span></text:p>
        </text:list-item>
        <text:list-item>
          <text:p text:style-name="P194">Identifying<text:s/><text:span text:style-name="T195">candidate keys</text:span></text:p>
        </text:list-item>
        <text:list-item>
          <text:p text:style-name="P196">Checking<text:s/><text:span text:style-name="T197">dependency preservation</text:span></text:p>
        </text:list-item>
        <text:list-item>
          <text:p text:style-name="P198">Performing<text:s/><text:span text:style-name="T199">normalization (2NF, 3NF, BCNF)</text:span></text:p>
        </text:list-item>
      </text:list>
      <text:p text:style-name="Normal"><draw:custom-shape svg:x="0in" svg:y="0in" svg:width="45.51042in" svg:height="0.00139in" draw:z-index="0" draw:id="id27" draw:style-name="a27" draw:name="Horizontal Line 240" text:anchor-type="as-char"><svg:title/><svg:desc/><draw:enhanced-geometry draw:type="non-primitive" svg:viewBox="0 0 21600 21600" draw:enhanced-path="M 0 0 L 21600 0 21600 21600 0 21600 Z N"/></draw:custom-shape></text:p>
      <text:p text:style-name="P200">Advantages</text:p>
      <text:list text:style-name="LFO13" text:continue-numbering="true">
        <text:list-item>
          <text:p text:style-name="P201">Simple and systematic</text:p>
        </text:list-item>
        <text:list-item>
          <text:p text:style-name="P202">Works for all relational schemas</text:p>
        </text:list-item>
        <text:list-item>
          <text:p text:style-name="P203">Forms the basis of DBMS design theory</text:p>
        </text:list-item>
      </text:list>
      <text:p text:style-name="Normal"><draw:custom-shape svg:x="0in" svg:y="0in" svg:width="45.51042in" svg:height="0.00139in" draw:z-index="0" draw:id="id28" draw:style-name="a28" draw:name="Horizontal Line 241" text:anchor-type="as-char"><svg:title/><svg:desc/><draw:enhanced-geometry draw:type="non-primitive" svg:viewBox="0 0 21600 21600" draw:enhanced-path="M 0 0 L 21600 0 21600 21600 0 21600 Z N"/></draw:custom-shape></text:p>
      <text:p text:style-name="P204">Conclusion</text:p>
      <text:p text:style-name="Normal">Armstrong’s Axioms provide a formal and reliable method for reasoning about functional dependencies. They are essential tools in relational database design for achieving efficient, consistent, and well-structured databases.</text:p>
      <text:p text:style-name="Normal"><draw:custom-shape svg:x="0in" svg:y="0in" svg:width="45.51042in" svg:height="0.00139in" draw:z-index="0" draw:id="id29" draw:style-name="a29" draw:name="Horizontal Line 242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7T01:32:00Z</meta:creation-date>
    <dc:date>2026-01-17T01:37:00Z</dc:date>
    <meta:print-date>2026-01-17T01:37:00Z</meta:print-date>
    <meta:template xlink:href="Normal" xlink:type="simple"/>
    <meta:editing-cycles>2</meta:editing-cycles>
    <meta:editing-duration>PT300S</meta:editing-duration>
    <meta:document-statistic meta:page-count="1" meta:paragraph-count="10" meta:word-count="756" meta:character-count="5057" meta:row-count="35" meta:non-whitespace-character-count="4311"/>
  </office:meta>
</office:document-meta>
</file>